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fo:color="#000000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0000cd" loext:opacity="100%"/>
    </style:style>
    <style:style style:name="T4" style:family="text">
      <style:text-properties officeooo:rsid="0015e108"/>
    </style:style>
    <style:style style:name="T5" style:family="text">
      <style:text-properties officeooo:rsid="0016788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cción a CSS</text:h>
      <text:p text:style-name="Horizontal_20_Line"/>
      <text:p text:style-name="P4">CSS es el lenguaje que utilizamos para diseñar una página web.</text:p>
      <text:p text:style-name="Horizontal_20_Line"/>
      <text:h text:style-name="P2" text:outline-level="2">¿Qué es CSS?</text:h>
      <text:list text:style-name="L1">
        <text:list-item>
          <text:p text:style-name="P9">CSS significa hojas de estilo en cascada</text:p>
        </text:list-item>
        <text:list-item>
          <text:p text:style-name="P9">CSS describe cómo se deben <text:span text:style-name="T5">de </text:span>mostrar los elementos HTML en la pantalla.</text:p>
        </text:list-item>
        <text:list-item>
          <text:p text:style-name="P9">CSS ahorra mucho trabajo. Puede controlar el diseño de varias páginas web a la vez.</text:p>
        </text:list-item>
        <text:list-item>
          <text:p text:style-name="P10">Las hojas de estilo externas se almacenan en archivos CSS</text:p>
        </text:list-item>
      </text:list>
      <text:p text:style-name="Horizontal_20_Line"/>
      <text:h text:style-name="P2" text:outline-level="2"><text:s/>¿Por qué utilizar CSS?</text:h>
      <text:p text:style-name="P4">CSS se utiliza para definir estilos para sus páginas web, incluido el diseño, la disposición y las variaciones en la visualización para diferentes dispositivos y tamaños de pantalla.</text:p>
      <text:h text:style-name="P5" text:outline-level="3">Ejemplo de CSS</text:h>
      <text:p text:style-name="P8">body <text:span text:style-name="T1">{</text:span><text:span text:style-name="T2"><text:line-break/>  background-color</text:span><text:span text:style-name="T1">:</text:span><text:span text:style-name="T3"> lightblue</text:span><text:span text:style-name="T1">;</text:span><text:span text:style-name="T2"><text:line-break/></text:span><text:span text:style-name="T1">}</text:span><text:line-break/><text:line-break/>h1 <text:span text:style-name="T1">{</text:span><text:span text:style-name="T2"><text:line-break/>  color</text:span><text:span text:style-name="T1">:</text:span><text:span text:style-name="T3"> white</text:span><text:span text:style-name="T1">;</text:span><text:span text:style-name="T2"><text:line-break/>  text-align</text:span><text:span text:style-name="T1">:</text:span><text:span text:style-name="T3"> center</text:span><text:span text:style-name="T1">;</text:span><text:span text:style-name="T2"><text:line-break/></text:span><text:span text:style-name="T1">}</text:span><text:line-break/><text:line-break/>p <text:span text:style-name="T1">{</text:span><text:span text:style-name="T2"><text:line-break/>  font-family</text:span><text:span text:style-name="T1">:</text:span><text:span text:style-name="T3"> verdana</text:span><text:span text:style-name="T1">;</text:span><text:span text:style-name="T2"><text:line-break/>  font-size</text:span><text:span text:style-name="T1">:</text:span><text:span text:style-name="T3"> 20px</text:span><text:span text:style-name="T1">;</text:span><text:span text:style-name="T2"><text:line-break/></text:span><text:span text:style-name="T1">}</text:span></text:p>
      <text:p text:style-name="P6"><text:s/></text:p>
      <text:p text:style-name="Horizontal_20_Line"/>
      <text:h text:style-name="P2" text:outline-level="2">CSS resolvió un gran problema</text:h>
      <text:p text:style-name="P4">El HTML NUNCA tuvo la intención de contener etiquetas para <text:span text:style-name="T5">dar estilos a</text:span> una página web.</text:p>
      <text:p text:style-name="P4">HTML fue creado para describir el contenido de una página web, como:</text:p>
      <text:p text:style-name="P4">&lt;h1&gt;Este es un encabezado&lt;/h1&gt;</text:p>
      <text:p text:style-name="P4">&lt;p&gt;Este es un párrafo.&lt;/p&gt;</text:p>
      <text:p text:style-name="P4"><text:soft-page-break/>Cuando se agregaron etiquetas como &lt;font&gt; y atributos de color a la especificación HTML 3.2, comenzó una pesadilla para los desarrolladores web. El desarrollo de sitios web grandes, donde se agregaban fuentes e información de color a cada página, se convirtió en un proceso largo y costoso.</text:p>
      <text:p text:style-name="P4">Para resolver este problema, el Consorcio World Wide Web (W3C) creó CSS.</text:p>
      <text:p text:style-name="P4">¡CSS eliminó el formato de estilo <text:span text:style-name="T4">en</text:span> la página HTML!</text:p>
      <text:p text:style-name="P7"><text:s/></text:p>
      <text:p text:style-name="Horizontal_20_Line"/>
      <text:h text:style-name="P2" text:outline-level="2">¡CSS ahorra mucho trabajo!</text:h>
      <text:p text:style-name="P4">Las definiciones de estilo normalmente se guardan en archivos .css externos.</text:p>
      <text:p text:style-name="P4">Con un archivo de hoja de estilo externo, puedes cambiar el aspecto de un sitio web completo cambiando solo un archivo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7:38:40.346000000</meta:creation-date>
    <dc:date>2024-03-07T17:18:55.474000000</dc:date>
    <meta:editing-duration>PT6M6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4" meta:word-count="266" meta:character-count="1580" meta:non-whitespace-character-count="1325"/>
  </office:meta>
</office:document-meta>
</file>